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11in"/>
    </style:style>
    <style:style style:name="co4" style:family="table-column">
      <style:table-column-properties fo:break-before="auto" style:column-width="6.4366in"/>
    </style:style>
    <style:style style:name="co5" style:family="table-column">
      <style:table-column-properties fo:break-before="auto" style:column-width="1.236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3caff"/>
    </style:style>
  </office:automatic-styles>
  <office:body>
    <office:spreadsheet>
      <table:table table:name="Hungary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Phas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Comment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table:number-columns-spanned="1" table:number-rows-spanned="9">
            <text:p>Dev3 pre-patch</text:p>
          </table:table-cell>
          <table:table-cell office:value-type="string">
            <text:p>Quick sanity on dev3</text:p>
          </table:table-cell>
          <table:table-cell table:number-columns-repeated="2"/>
          <table:table-cell office:value-type="string">
            <text:p>NA</text:p>
          </table:table-cell>
          <table:table-cell office:value-type="string">
            <text:p>Rukayya/Roqaiya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Check PI tool</text:p>
          </table:table-cell>
          <table:table-cell table:number-columns-repeated="2"/>
          <table:table-cell office:value-type="string">
            <text:p>NA</text:p>
          </table:table-cell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un UUID script</text:p>
          </table:table-cell>
          <table:table-cell table:number-columns-repeated="2"/>
          <table:table-cell office:value-type="string">
            <text:p>NA</text:p>
          </table:table-cell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Keep full backup of dev3 for restoration purpose</text:p>
          </table:table-cell>
          <table:table-cell table:number-columns-repeated="2"/>
          <table:table-cell office:value-type="string">
            <text:p>NA</text:p>
          </table:table-cell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Clone dev6 and dev7 environments from dev3 (use dev6 env for upgrade and dev7 env for comparison)</text:p>
          </table:table-cell>
          <table:table-cell table:number-columns-repeated="2"/>
          <table:table-cell office:value-type="string">
            <text:p>Done</text:p>
          </table:table-cell>
          <table:table-cell office:value-type="string">
            <text:p>Chri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1" table:number-rows-spanned="7">
            <text:p>Dev6 upgrade</text:p>
          </table:table-cell>
          <table:table-cell office:value-type="string">
            <text:p>Change Jenkins tag to 2.8.2</text:p>
          </table:table-cell>
          <table:table-cell table:style-name="ce3" office:value-type="string">
            <text:p>13-Dec</text:p>
          </table:table-cell>
          <table:table-cell office:value-type="string">
            <text:p>13-Dec</text:p>
          </table:table-cell>
          <table:table-cell office:value-type="string">
            <text:p>Done</text:p>
          </table:table-cell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un UUID script</text:p>
          </table:table-cell>
          <table:table-cell table:number-columns-repeated="2" office:value-type="string">
            <text:p>13-Dec</text:p>
          </table:table-cell>
          <table:table-cell office:value-type="string">
            <text:p>Done</text:p>
          </table:table-cell>
          <table:table-cell office:value-type="string">
            <text:p>Chris</text:p>
          </table:table-cell>
          <table:table-cell office:value-type="string">
            <text:p>No duplicacy (PASS)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Check PI tool and create a PR</text:p>
          </table:table-cell>
          <table:table-cell table:number-columns-repeated="2" office:value-type="string">
            <text:p>13-Dec</text:p>
          </table:table-cell>
          <table:table-cell office:value-type="string">
            <text:p>In progress</text:p>
          </table:table-cell>
          <table:table-cell office:value-type="string">
            <text:p>Chris</text:p>
          </table:table-cell>
          <table:table-cell office:value-type="string">
            <text:p>PI status shows fail (have to raise deviation request)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egression testing on dev6 and note all issues</text:p>
          </table:table-cell>
          <table:table-cell table:number-columns-repeated="2" office:value-type="string">
            <text:p>14-Dec</text:p>
          </table:table-cell>
          <table:table-cell office:value-type="string">
            <text:p>Done</text:p>
          </table:table-cell>
          <table:table-cell office:value-type="string">
            <text:p>Rukayya/Roqaiya</text:p>
          </table:table-cell>
          <table:table-cell office:value-type="string">
            <text:p>Issues found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1" table:number-rows-spanned="7">
            <text:p>Dev3 upgrade(only if dev6 is clean)</text:p>
          </table:table-cell>
          <table:table-cell office:value-type="string">
            <text:p>Change Jenkins tag to 2.8.2</text:p>
          </table:table-cell>
          <table:table-cell table:number-columns-repeated="3"/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un UUID script</text:p>
          </table:table-cell>
          <table:table-cell table:number-columns-repeated="3"/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Check PI tool and create a PR</text:p>
          </table:table-cell>
          <table:table-cell table:number-columns-repeated="3"/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egression testing on dev3 and note all issues (compare it with dev7)</text:p>
          </table:table-cell>
          <table:table-cell table:number-columns-repeated="3"/>
          <table:table-cell office:value-type="string">
            <text:p>Rukayya/Roqaiya</text:p>
          </table:table-cell>
          <table:table-cell table:number-columns-repeated="1018"/>
        </table:table-row>
      </table:table>
      <table:table table:name="Belgium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Phas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Start Date</text:p>
          </table:table-cell>
          <table:table-cell table:style-name="ce1" office:value-type="string">
            <text:p>End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Comment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table:number-columns-spanned="1" table:number-rows-spanned="9">
            <text:p>Dev3 pre-patch</text:p>
          </table:table-cell>
          <table:table-cell office:value-type="string">
            <text:p>Quick sanity on dev3</text:p>
          </table:table-cell>
          <table:table-cell table:number-columns-repeated="2" office:value-type="string">
            <text:p>14-Dec</text:p>
          </table:table-cell>
          <table:table-cell office:value-type="string">
            <text:p>Done</text:p>
          </table:table-cell>
          <table:table-cell office:value-type="string">
            <text:p>Rukayya/Roqaiya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Check PI tool</text:p>
          </table:table-cell>
          <table:table-cell table:number-columns-repeated="2" office:value-type="string">
            <text:p>13-Dec</text:p>
          </table:table-cell>
          <table:table-cell office:value-type="string">
            <text:p>Done</text:p>
          </table:table-cell>
          <table:table-cell office:value-type="string">
            <text:p>Chris</text:p>
          </table:table-cell>
          <table:table-cell office:value-type="string">
            <text:p>PI status fail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un UUID script</text:p>
          </table:table-cell>
          <table:table-cell table:number-columns-repeated="2" office:value-type="string">
            <text:p>13-Dec</text:p>
          </table:table-cell>
          <table:table-cell office:value-type="string">
            <text:p>Done</text:p>
          </table:table-cell>
          <table:table-cell office:value-type="string">
            <text:p>Chris</text:p>
          </table:table-cell>
          <table:table-cell office:value-type="string">
            <text:p>Contains duplicate UUID's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Keep full backup of dev3 for restoration purpose</text:p>
          </table:table-cell>
          <table:table-cell table:number-columns-repeated="2" office:value-type="string">
            <text:p>13-Dec</text:p>
          </table:table-cell>
          <table:table-cell office:value-type="string">
            <text:p>Done</text:p>
          </table:table-cell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Clone dev6 and dev7 environments from dev3 (use dev6 env for upgrade and dev7 env for comparison)</text:p>
          </table:table-cell>
          <table:table-cell table:number-columns-repeated="2" office:value-type="string">
            <text:p>14-Dec</text:p>
          </table:table-cell>
          <table:table-cell office:value-type="string">
            <text:p>Done</text:p>
          </table:table-cell>
          <table:table-cell office:value-type="string">
            <text:p>Chri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1" table:number-rows-spanned="7">
            <text:p>Dev6 upgrade</text:p>
          </table:table-cell>
          <table:table-cell office:value-type="string">
            <text:p>Change Jenkins tag to 2.8.2</text:p>
          </table:table-cell>
          <table:table-cell table:number-columns-repeated="2" office:value-type="string">
            <text:p>14-Dec</text:p>
          </table:table-cell>
          <table:table-cell office:value-type="string">
            <text:p>Done</text:p>
          </table:table-cell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un UUID script</text:p>
          </table:table-cell>
          <table:table-cell table:number-columns-repeated="2" office:value-type="string">
            <text:p>14-Dec</text:p>
          </table:table-cell>
          <table:table-cell office:value-type="string">
            <text:p>Done</text:p>
          </table:table-cell>
          <table:table-cell office:value-type="string">
            <text:p>Chris</text:p>
          </table:table-cell>
          <table:table-cell office:value-type="string">
            <text:p>No duplicacy (PASS)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Check PI tool and create a PR</text:p>
          </table:table-cell>
          <table:table-cell table:number-columns-repeated="2" office:value-type="string">
            <text:p>14-Dec</text:p>
          </table:table-cell>
          <table:table-cell office:value-type="string">
            <text:p>Done</text:p>
          </table:table-cell>
          <table:table-cell office:value-type="string">
            <text:p>Chris</text:p>
          </table:table-cell>
          <table:table-cell office:value-type="string">
            <text:p>PI status shows fail (have to raise deviation request)</text:p>
          </table:table-cell>
          <table:table-cell table:number-columns-repeated="1017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egression testing on dev6 and note all issues</text:p>
          </table:table-cell>
          <table:table-cell table:number-columns-repeated="2" office:value-type="string">
            <text:p>15-Dec</text:p>
          </table:table-cell>
          <table:table-cell office:value-type="string">
            <text:p>Done</text:p>
          </table:table-cell>
          <table:table-cell office:value-type="string">
            <text:p>Rukayya/Roqaiya</text:p>
          </table:table-cell>
          <table:table-cell office:value-type="string">
            <text:p>Issues found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table:number-columns-spanned="1" table:number-rows-spanned="7">
            <text:p>Dev3 upgrade(only if dev6 is clean)</text:p>
          </table:table-cell>
          <table:table-cell office:value-type="string">
            <text:p>Change Jenkins tag to 2.8.2</text:p>
          </table:table-cell>
          <table:table-cell table:number-columns-repeated="3"/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un UUID script</text:p>
          </table:table-cell>
          <table:table-cell table:number-columns-repeated="3"/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Check PI tool and create a PR</text:p>
          </table:table-cell>
          <table:table-cell table:number-columns-repeated="3"/>
          <table:table-cell office:value-type="string">
            <text:p>Chris</text:p>
          </table:table-cell>
          <table:table-cell table:number-columns-repeated="1018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>
            <text:p>Regression testing on dev3 and note all issues (compare it with dev7)</text:p>
          </table:table-cell>
          <table:table-cell table:number-columns-repeated="3"/>
          <table:table-cell office:value-type="string">
            <text:p>Rukayya/Roqaiya</text:p>
          </table:table-cell>
          <table:table-cell table:number-columns-repeated="1018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12/15/2016</text:date>, <text:time>19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1M31S</meta:editing-duration>
    <meta:editing-cycles>10</meta:editing-cycles>
    <meta:generator>OpenOffice/4.0.1$Win32 OpenOffice.org_project/401m5$Build-9714</meta:generator>
    <dc:date>2016-12-15T19:15:23.59</dc:date>
    <meta:document-statistic meta:table-count="3" meta:cell-count="124" meta:object-count="0"/>
    <meta:user-defined meta:name="Info 1"/>
    <meta:user-defined meta:name="Info 2"/>
    <meta:user-defined meta:name="Info 3"/>
    <meta:user-defined meta:name="Info 4"/>
  </office:meta>
</office:document-meta>
</file>